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96995"/>
    </style:style>
    <style:style style:name="P2" style:family="paragraph" style:parent-style-name="Text_20_body">
      <style:text-properties officeooo:rsid="000e89ff" officeooo:paragraph-rsid="0016dd5f"/>
    </style:style>
    <style:style style:name="P3" style:family="paragraph" style:parent-style-name="Text_20_body">
      <style:text-properties officeooo:rsid="0017a3b8" officeooo:paragraph-rsid="00189fc6"/>
    </style:style>
    <style:style style:name="P4" style:family="paragraph" style:parent-style-name="Text_20_body">
      <style:text-properties officeooo:rsid="00189fc6" officeooo:paragraph-rsid="00189fc6"/>
    </style:style>
    <style:style style:name="P5" style:family="paragraph" style:parent-style-name="Text_20_body">
      <style:text-properties officeooo:rsid="0018a55a" officeooo:paragraph-rsid="0018a55a"/>
    </style:style>
    <style:style style:name="P6" style:family="paragraph" style:parent-style-name="Text_20_body">
      <style:text-properties officeooo:rsid="001a84f7" officeooo:paragraph-rsid="001a84f7"/>
    </style:style>
    <style:style style:name="P7" style:family="paragraph" style:parent-style-name="Text_20_body">
      <style:text-properties officeooo:rsid="001ef4ca" officeooo:paragraph-rsid="001ef4ca"/>
    </style:style>
    <style:style style:name="P8" style:family="paragraph" style:parent-style-name="Text_20_body">
      <style:text-properties officeooo:rsid="001ef4ca" officeooo:paragraph-rsid="00219db6"/>
    </style:style>
    <style:style style:name="P9" style:family="paragraph" style:parent-style-name="Text_20_body">
      <style:text-properties officeooo:rsid="001ef4ca" officeooo:paragraph-rsid="0022c182"/>
    </style:style>
    <style:style style:name="T1" style:family="text">
      <style:text-properties officeooo:rsid="0015a438"/>
    </style:style>
    <style:style style:name="T2" style:family="text">
      <style:text-properties officeooo:rsid="0016dd5f"/>
    </style:style>
    <style:style style:name="T3" style:family="text">
      <style:text-properties officeooo:rsid="00189fc6"/>
    </style:style>
    <style:style style:name="T4" style:family="text">
      <style:text-properties officeooo:rsid="0018a55a"/>
    </style:style>
    <style:style style:name="T5" style:family="text">
      <style:text-properties officeooo:rsid="001a84f7"/>
    </style:style>
    <style:style style:name="T6" style:family="text">
      <style:text-properties officeooo:rsid="001f19fc"/>
    </style:style>
    <style:style style:name="T7" style:family="text">
      <style:text-properties officeooo:rsid="0020dbc2"/>
    </style:style>
    <style:style style:name="T8" style:family="text">
      <style:text-properties officeooo:rsid="00219db6"/>
    </style:style>
    <style:style style:name="T9" style:family="text">
      <style:text-properties officeooo:rsid="0022c1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ssalam O Alaikum! <text:s/>First of all I want to thanks you all for <text:span text:style-name="T1">giving me the chance. My name is saifullah khan and I belong to city mianwali. I have completed my matrciuclation from mianwali education trust and studied pre engenring from superior college <text:s/>mianwali. After pre engenering I realizes </text:span><text:span text:style-name="T2">the pardigm shift </text:span><text:span text:style-name="T1">that <text:s/></text:span><text:span text:style-name="T2">world is moving toward the modern technologies especially electronics and software and also</text:span><text:span text:style-name="T1"> have an interest in the field of computer science so I avail the oppurtunitie and got addmission in the namal. Insha</text:span><text:span text:style-name="T2">Allah agala 2 mah main apni graduation bhi complete kar loan ga. Aur peechala 9 mah sa main valeryain system incorporation <text:s/>ka sath internship bhi kar raha haon.</text:span></text:p>
      <text:p text:style-name="P2"/>
      <text:p text:style-name="P6">Goood technical skills</text:p>
      <text:p text:style-name="P4">While technically </text:p>
      <text:p text:style-name="P3">During my education and internship I have worked on many real life problems projects in which some are individuals and some <text:s/>are group projects. They <text:s/>enable me to handle the problems from the <text:s/>beginning. <text:s/><text:span text:style-name="T3">And I also learn how to be productive team member . Web development <text:s/>projects or front end designing </text:span><text:span text:style-name="T4">tasks </text:span><text:span text:style-name="T3">ka ilawa mar</text:span><text:span text:style-name="T4">in na <text:s/></text:span><text:span text:style-name="T5">apna fyp ka doran </text:span><text:span text:style-name="T4">networking and system programming bhi seekhi ha.</text:span></text:p>
      <text:p text:style-name="P6">good personality skills</text:p>
      <text:p text:style-name="P5">Agar personality ki bat karon to</text:p>
      <text:p text:style-name="P3"><text:span text:style-name="T3"><text:s/>Hard working <text:s/></text:span><text:span text:style-name="T4">hoan </text:span><text:span text:style-name="T3">q <text:s/>ka main apni sara educational carrer merit based full shcholorships gain kar ka complete kyy ha.</text:span> </text:p>
      <text:p text:style-name="P5">As ka ilwa maira talaq mainwali ka aik gaon sa ha to study ka sath sath main khait bari main apna gahr walon ka hath bhataaaa haon as waja sa multitasking bhi haon.</text:p>
      <text:p text:style-name="P6">I really enjoy working and coding on my laptop tabtak jab tak kafi problems na a rahi haon.</text:p>
      <text:p text:style-name="P2"/>
      <text:p text:style-name="P7">Our project is driven by the valyrain ssytem incorporation. It is the subpart of the project that is ass<text:span text:style-name="T6">ssign to our company by the pata. Basically we are enchancing the packet processing abilitities of the system.</text:span> </text:p>
      <text:p text:style-name="P7"/>
      <text:p text:style-name="P7"/>
      <text:p text:style-name="P7"/>
      <text:p text:style-name="P7"/>
      <text:p text:style-name="P7"/>
      <text:p text:style-name="P7"/>
      <text:p text:style-name="P7"/>
      <text:p text:style-name="P7"><text:soft-page-break/></text:p>
      <text:p text:style-name="P7">Dear Hiring Manager,</text:p>
      <text:p text:style-name="P7">As a highly motivated and devoted student with strong communication and interpersonal skills, I would like to apply for the position of Software Engineer (Fresh Graduate) at <text:span text:style-name="T7">InvoZone </text:span>. I am about to complete my education and I'm looking for a role that would allow me to expand my hands-on experience.</text:p>
      <text:p text:style-name="P7">I'm working on mobile apps in my final year project. JavaScript, OOP, Java, Mobile App Development in Java &amp; React Native, and Web Development with Flask on the backend are among my skillsets. Working on mobile and web applications provokes my interest. I've worked on a variety of group projects during my time at university, and I've also led some of them. I like collaborating with people, and I am confident that my effective communication skills will enable me to meet the demands of this role.</text:p>
      <text:p text:style-name="P7">I would greatly appreciate the opportunity to show you my expertise in person. I believe I can contribute meaningfully to your organization, and this position appears to be an excellent match for your values. I am willing and ready to develop my professional skills. </text:p>
      <text:p text:style-name="P7">Thank you for your time and consideration. I'm looking forward to hearing from you and discussing my application with you for further proceeding. </text:p>
      <text:p text:style-name="P7"/>
      <text:p text:style-name="P7">Sincerely,</text:p>
      <text:p text:style-name="P7"/>
      <text:p text:style-name="P7"/>
      <text:p text:style-name="P8">Dear Hiring Manager,</text:p>
      <text:p text:style-name="P8">As a highly motivated and devoted student with strong communication and interpersonal skills, I would like to apply for the position of Software Engineer (Fresh Graduate) at <text:span text:style-name="T7">InvoZone </text:span>. I am about to complete my education and I'm looking for a role that would allow me to expand my hands-on experience.</text:p>
      <text:p text:style-name="P9">I'm working on <text:span text:style-name="T8">packet processing techniques to enhance the performance of the <text:s/>system in my</text:span> final year project <text:span text:style-name="T8">in which I use c , python , Linux, XDP and DPDK</text:span>. <text:span text:style-name="T9">Web </text:span>Development with Flask on the backend , <text:span text:style-name="T9">HTML,CSS , Jquery and React on the front end and MYSQL <text:s/>as <text:s/>database <text:s/></text:span>are <text:span text:style-name="T9">also</text:span> among my skill sets. <text:span text:style-name="T8">But I also have interest in the front end development.</text:span> <text:span text:style-name="T8">For this purpose I seek experience in the tkinter, arcade (python libraries ) , Adobe XD and Canva. </text:span>I've worked on a variety of group projects during my time at university <text:span text:style-name="T9">which help me to develop the collaborative approach and productive behavior during the team work. </text:span></text:p>
      <text:p text:style-name="P8">I would greatly appreciate the opportunity to show you my expertise in person. I believe I can contribute meaningfully to your organization, an<text:span text:style-name="T9">d</text:span> I am willing and ready to develop my professional skills. </text:p>
      <text:p text:style-name="P8">Thank you for your time and consideration. I'm looking forward to hearing from you .</text:p>
      <text:p text:style-name="P8">Sincere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08:26:07.359074529</meta:creation-date>
    <dc:date>2023-05-28T01:55:25.192232333</dc:date>
    <meta:editing-duration>PT16H46M30S</meta:editing-duration>
    <meta:editing-cycles>7</meta:editing-cycles>
    <meta:generator>LibreOffice/7.3.7.2$Linux_X86_64 LibreOffice_project/30$Build-2</meta:generator>
    <meta:document-statistic meta:table-count="0" meta:image-count="0" meta:object-count="0" meta:page-count="2" meta:paragraph-count="22" meta:word-count="728" meta:character-count="4263" meta:non-whitespace-character-count="3533"/>
  </office:meta>
</office:document-meta>
</file>